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29340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342a9e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1" style:family="paragraph" style:parent-style-name="Table_20_Contents">
      <style:text-properties style:font-name="Times New Roman" fo:font-size="12pt" officeooo:rsid="00484ee4" officeooo:paragraph-rsid="00267735"/>
    </style:style>
    <style:style style:name="P12" style:family="paragraph" style:parent-style-name="Table_20_Contents">
      <style:text-properties style:font-name="Times New Roman" officeooo:paragraph-rsid="00329340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9340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329340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29340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style:font-size-asian="9pt" style:font-size-complex="9pt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20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29340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29340" style:font-size-asian="9pt" style:font-weight-asian="normal" style:font-size-complex="9pt" style:font-weight-complex="normal"/>
    </style:style>
    <style:style style:name="P23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267735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ecd1"/>
    </style:style>
    <style:style style:name="T5" style:family="text">
      <style:text-properties fo:color="#000000" officeooo:rsid="002c239f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officeooo:rsid="003c9d6c"/>
    </style:style>
    <style:style style:name="T9" style:family="text">
      <style:text-properties style:use-window-font-color="true" officeooo:rsid="003c9d6c" fo:background-color="#ffffff" loext:char-shading-value="0"/>
    </style:style>
    <style:style style:name="T10" style:family="text">
      <style:text-properties style:use-window-font-color="true" style:font-name="Times New Roman" officeooo:rsid="003c9d6c"/>
    </style:style>
    <style:style style:name="T11" style:family="text">
      <style:text-properties style:use-window-font-color="true" style:font-name="Times New Roman" officeooo:rsid="003c9d6c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f9f1a9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42f57a"/>
    </style:style>
    <style:style style:name="T18" style:family="text">
      <style:text-properties officeooo:rsid="0118ff4b"/>
    </style:style>
    <style:style style:name="T19" style:family="text">
      <style:text-properties officeooo:rsid="011e3475"/>
    </style:style>
    <style:style style:name="T20" style:family="text">
      <style:text-properties officeooo:rsid="0059ec4d"/>
    </style:style>
    <style:style style:name="T21" style:family="text">
      <style:text-properties officeooo:rsid="002aa57d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officeooo:rsid="003c9d6c"/>
    </style:style>
    <style:style style:name="T24" style:family="text">
      <style:text-properties style:font-name="Times New Roman" officeooo:rsid="003c9d6c" fo:background-color="#ffffff" loext:char-shading-value="0"/>
    </style:style>
    <style:style style:name="T25" style:family="text">
      <style:text-properties style:font-name="Times New Roman" officeooo:rsid="00f9f1a9" fo:background-color="#ffffff" loext:char-shading-value="0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officeooo:rsid="003c9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P4"/>
      <text:p text:style-name="P16">C<text:span text:style-name="T18">ertidão De Matrícula</text:span></text:p>
      <text:p text:style-name="P16"/>
      <text:p text:style-name="P19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Farmácia </text:span><text:span text:style-name="T3">da Universidade de Lisboa,</text:span></text:p>
      <text:p text:style-name="P23"><text:span text:style-name="T23">Certifica, em face dos registos existentes nesta Faculdade, que </text:span><text:span text:style-name="T23"><text:text-input text:description="${person.name}">${person.name}</text:text-input></text:span><text:span text:style-name="T23">, </text:span><text:span text:style-name="T23"><text:text-input text:description="[#if person.female]">[#if person.female]</text:text-input></text:span><text:span text:style-name="T23">aluna</text:span><text:span text:style-name="T23"><text:text-input text:description="[#elseif person.male]">[#elseif person.male]</text:text-input></text:span><text:span text:style-name="T23">aluno</text:span><text:span text:style-name="T23"><text:text-input text:description="[/#if]">[/#if]</text:text-input></text:span><text:span text:style-name="T23"> </text:span><text:span text:style-name="T22">n.º </text:span><text:span text:style-name="T22"><text:text-input text:description="${registration.number}">${registration.number}</text:text-input></text:span><text:span text:style-name="T23">, </text:span><text:span text:style-name="T23"><text:text-input text:description="[#if person.female]">[#if person.female]</text:text-input></text:span><text:span text:style-name="T23">nascida</text:span><text:span text:style-name="T23"><text:text-input text:description="[#elseif person.male]">[#elseif person.male]</text:text-input></text:span><text:span text:style-name="T23">nascido</text:span><text:span text:style-name="T23"><text:text-input text:description="[/#if]">[/#if]</text:text-input></text:span><text:span text:style-name="T23"> a </text:span><text:span text:style-name="T23"><text:text-input text:description="${lang.pt(dates.extendedDate(person.dateOfBirthYearMonthDay))}">${lang.pt(dates.extendedDate(person.dateOfBirthYearMonthDay))}</text:text-input></text:span><text:span text:style-name="T23">, </text:span><text:span text:style-name="T23"><text:text-input text:description="[#if person.female]">[#if person.female]</text:text-input></text:span><text:span text:style-name="T23">portadora</text:span><text:span text:style-name="T23"><text:text-input text:description="[#elseif person.male]">[#elseif person.male]</text:text-input></text:span><text:span text:style-name="T23">portador</text:span><text:span text:style-name="T23"><text:text-input text:description="[/#if]">[/#if]</text:text-input></text:span><text:span text:style-name="T23"> do</text:span><text:span text:style-name="T10"> </text:span><text:span text:style-name="T22"><text:text-input text:description="${lang.pt(person.idDocumentType.localizedNameI18N)}">${lang.pt(person.idDocumentType.localizedNameI18N)}</text:text-input></text:span><text:span text:style-name="T11"> n.º </text:span><text:span text:style-name="T22"><text:text-input text:description="${person.documentIdNumber}">${person.documentIdNumber}</text:text-input></text:span><text:span text:style-name="T23">, </text:span><text:span text:style-name="T23"><text:text-input text:description="[#if person.female]">[#if person.female]</text:text-input></text:span><text:span text:style-name="T23">filha</text:span><text:span text:style-name="T23"><text:text-input text:description="[#elseif person.male]">[#elseif person.male]</text:text-input></text:span><text:span text:style-name="T23">filho</text:span><text:span text:style-name="T23"><text:text-input text:description="[/#if]">[/#if]</text:text-input></text:span><text:span text:style-name="T23"> de </text:span><text:span text:style-name="T23"><text:text-input text:description="${person.nameOfFather}">${person.nameOfFather}</text:text-input></text:span><text:span text:style-name="T23"> e de </text:span><text:span text:style-name="T23"><text:text-input text:description="person.nameOfMother"/></text:span><text:span text:style-name="T23"><text:text-input text:description="${person.nameOfMother}">${person.nameOfMother}</text:text-input></text:span><text:span text:style-name="T23">, </text:span><text:span text:style-name="T24">realizou a matrícula no Curso de </text:span><text:span text:style-name="T22"><text:text-input text:description="${lang.pt(curricularPlanInformation.degreePresentationName)}">${lang.pt(curricularPlanInformation.degreePresentationName)}</text:text-input></text:span><text:span text:style-name="T24"> no ano letivo d</text:span><text:span text:style-name="T25">e </text:span><text:span text:style-name="T22"><text:text-input text:description="${registration.startExecutionYear.name}">${registration.startExecutionYear.name}</text:text-input></text:span><text:span text:style-name="T24">.</text:span></text:p>
      <text:p text:style-name="P20"/>
      <text:p text:style-name="P15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certidão serve como comprovativo para efeitos de ADSE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15"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5"/>
      <text:p text:style-name="P15"><text:text-input text:description="[/#if]">[/#if]</text:text-input></text:p>
      <text:p text:style-name="P11"><text:span text:style-name="T19">A</text:span> presente certi<text:span text:style-name="T19">dão</text:span> <text:span text:style-name="T20">vai</text:span> firmad<text:span text:style-name="T21">a</text:span> com o selo branco em uso nesta Faculdade.</text:p>
      <text:p text:style-name="P8"/>
      <text:p text:style-name="P8"/>
      <text:p text:style-name="P9"><text:soft-page-break/><text:span text:style-name="T3">Faculdade de </text:span><text:span text:style-name="T4">Farmácia</text:span><text:span text:style-name="T3"> da Universidade de Lisboa</text:span><text:span text:style-name="T16">, </text:span><text:span text:style-name="T17">em </text:span><text:span text:style-name="T17"><text:text-input text:description="${lang.pt(dates.extendedDate(localizedDate.nowDate()))}">${lang.pt(dates.extendedDate(localizedDate.nowDate()))}</text:text-input></text:span><text:span text:style-name="T13">.</text:span></text:p>
      <text:p text:style-name="P10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7"><text:text-input text:description="[#if hasPricetag]">[#if hasPricetag]</text:text-input></text:p>
            <text:p text:style-name="P22"><text:span text:style-name="T15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1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4:30:30.633322749</dc:date>
    <meta:editing-duration>PT52M11S</meta:editing-duration>
    <meta:editing-cycles>34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362" meta:character-count="2932" meta:non-whitespace-character-count="2726"/>
  </office:meta>
</office:document-meta>
</file>